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195.681"/>
          <table:table-cell office:value-type="float" office:value="195.107"/>
          <table:table-cell office:value-type="float" office:value="189.63"/>
          <table:table-cell office:value-type="float" office:value="0.0"/>
          <table:table-cell office:value-type="float" office:value="0.0"/>
          <table:table-cell office:value-type="float" office:value="891.0"/>
          <table:table-cell office:value-type="float" office:value="347466.0"/>
          <table:table-cell office:value-type="float" office:value="2284288.0"/>
          <table:table-cell office:value-type="float" office:value="537864.0"/>
          <table:table-cell office:value-type="float" office:value="1968621.0"/>
          <table:table-cell office:value-type="float" office:value="4833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35938"/>
          <table:table-cell office:value-type="float" office:value="6.739"/>
          <table:table-cell office:value-type="float" office:value="1.4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982.0"/>
          <table:table-cell office:value-type="float" office:value="30899.0"/>
          <table:table-cell office:value-type="float" office:value="537864.0"/>
          <table:table-cell office:value-type="float" office:value="1968621.0"/>
          <table:table-cell office:value-type="float" office:value="4833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.2651"/>
          <table:table-cell office:value-type="float" office:value="24.691"/>
          <table:table-cell office:value-type="float" office:value="21.56"/>
          <table:table-cell office:value-type="float" office:value="1.0"/>
          <table:table-cell office:value-type="float" office:value="0.0"/>
          <table:table-cell office:value-type="float" office:value="126.0"/>
          <table:table-cell office:value-type="float" office:value="37118.0"/>
          <table:table-cell office:value-type="float" office:value="970573.0"/>
          <table:table-cell office:value-type="float" office:value="368305.0"/>
          <table:table-cell office:value-type="float" office:value="1415509.0"/>
          <table:table-cell office:value-type="float" office:value="3075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86.6278"/>
          <table:table-cell office:value-type="float" office:value="86.09"/>
          <table:table-cell office:value-type="float" office:value="80.52"/>
          <table:table-cell office:value-type="float" office:value="0.0"/>
          <table:table-cell office:value-type="float" office:value="0.0"/>
          <table:table-cell office:value-type="float" office:value="348.0"/>
          <table:table-cell office:value-type="float" office:value="122964.0"/>
          <table:table-cell office:value-type="float" office:value="1327717.0"/>
          <table:table-cell office:value-type="float" office:value="537864.0"/>
          <table:table-cell office:value-type="float" office:value="1968622.0"/>
          <table:table-cell office:value-type="float" office:value="4804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.68"/>
          <table:table-cell office:value-type="float" office:value="30.059"/>
          <table:table-cell office:value-type="float" office:value="24.53"/>
          <table:table-cell office:value-type="float" office:value="1.0"/>
          <table:table-cell office:value-type="float" office:value="0.0"/>
          <table:table-cell office:value-type="float" office:value="77.0"/>
          <table:table-cell office:value-type="float" office:value="25376.0"/>
          <table:table-cell office:value-type="float" office:value="450780.0"/>
          <table:table-cell office:value-type="float" office:value="537864.0"/>
          <table:table-cell office:value-type="float" office:value="1968622.0"/>
          <table:table-cell office:value-type="float" office:value="4803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46571"/>
          <table:table-cell office:value-type="float" office:value="7.992"/>
          <table:table-cell office:value-type="float" office:value="4.85"/>
          <table:table-cell office:value-type="float" office:value="1.0"/>
          <table:table-cell office:value-type="float" office:value="0.0"/>
          <table:table-cell office:value-type="float" office:value="52.0"/>
          <table:table-cell office:value-type="float" office:value="11094.0"/>
          <table:table-cell office:value-type="float" office:value="208268.0"/>
          <table:table-cell office:value-type="float" office:value="368305.0"/>
          <table:table-cell office:value-type="float" office:value="1415510.0"/>
          <table:table-cell office:value-type="float" office:value="3090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86.1338"/>
          <table:table-cell office:value-type="float" office:value="85.538"/>
          <table:table-cell office:value-type="float" office:value="80.09"/>
          <table:table-cell office:value-type="float" office:value="0.0"/>
          <table:table-cell office:value-type="float" office:value="0.0"/>
          <table:table-cell office:value-type="float" office:value="320.0"/>
          <table:table-cell office:value-type="float" office:value="117491.0"/>
          <table:table-cell office:value-type="float" office:value="1090292.0"/>
          <table:table-cell office:value-type="float" office:value="537864.0"/>
          <table:table-cell office:value-type="float" office:value="1968621.0"/>
          <table:table-cell office:value-type="float" office:value="4797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.1247"/>
          <table:table-cell office:value-type="float" office:value="31.549"/>
          <table:table-cell office:value-type="float" office:value="26.18"/>
          <table:table-cell office:value-type="float" office:value="1.0"/>
          <table:table-cell office:value-type="float" office:value="0.0"/>
          <table:table-cell office:value-type="float" office:value="157.0"/>
          <table:table-cell office:value-type="float" office:value="53287.0"/>
          <table:table-cell office:value-type="float" office:value="464417.0"/>
          <table:table-cell office:value-type="float" office:value="537864.0"/>
          <table:table-cell office:value-type="float" office:value="1968621.0"/>
          <table:table-cell office:value-type="float" office:value="4800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.2982"/>
          <table:table-cell office:value-type="float" office:value="24.746"/>
          <table:table-cell office:value-type="float" office:value="21.61"/>
          <table:table-cell office:value-type="float" office:value="1.0"/>
          <table:table-cell office:value-type="float" office:value="0.0"/>
          <table:table-cell office:value-type="float" office:value="126.0"/>
          <table:table-cell office:value-type="float" office:value="34837.0"/>
          <table:table-cell office:value-type="float" office:value="887114.0"/>
          <table:table-cell office:value-type="float" office:value="368305.0"/>
          <table:table-cell office:value-type="float" office:value="1415509.0"/>
          <table:table-cell office:value-type="float" office:value="3075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109.223"/>
          <table:table-cell office:value-type="float" office:value="108.652"/>
          <table:table-cell office:value-type="float" office:value="103.1"/>
          <table:table-cell office:value-type="float" office:value="0.0"/>
          <table:table-cell office:value-type="float" office:value="0.0"/>
          <table:table-cell office:value-type="float" office:value="444.0"/>
          <table:table-cell office:value-type="float" office:value="160673.0"/>
          <table:table-cell office:value-type="float" office:value="1232851.0"/>
          <table:table-cell office:value-type="float" office:value="537864.0"/>
          <table:table-cell office:value-type="float" office:value="1968621.0"/>
          <table:table-cell office:value-type="float" office:value="481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6.479"/>
          <table:table-cell office:value-type="float" office:value="235.92"/>
          <table:table-cell office:value-type="float" office:value="230.52"/>
          <table:table-cell office:value-type="float" office:value="0.0"/>
          <table:table-cell office:value-type="float" office:value="0.0"/>
          <table:table-cell office:value-type="float" office:value="1179.0"/>
          <table:table-cell office:value-type="float" office:value="495930.0"/>
          <table:table-cell office:value-type="float" office:value="2181418.0"/>
          <table:table-cell office:value-type="float" office:value="537864.0"/>
          <table:table-cell office:value-type="float" office:value="1968621.0"/>
          <table:table-cell office:value-type="float" office:value="4833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.5782"/>
          <table:table-cell office:value-type="float" office:value="23.04"/>
          <table:table-cell office:value-type="float" office:value="19.97"/>
          <table:table-cell office:value-type="float" office:value="1.0"/>
          <table:table-cell office:value-type="float" office:value="0.0"/>
          <table:table-cell office:value-type="float" office:value="126.0"/>
          <table:table-cell office:value-type="float" office:value="41491.0"/>
          <table:table-cell office:value-type="float" office:value="1096867.0"/>
          <table:table-cell office:value-type="float" office:value="368305.0"/>
          <table:table-cell office:value-type="float" office:value="1415509.0"/>
          <table:table-cell office:value-type="float" office:value="3084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674.398"/>
          <table:table-cell office:value-type="float" office:value="673.811"/>
          <table:table-cell office:value-type="float" office:value="668.23"/>
          <table:table-cell office:value-type="float" office:value="0.0"/>
          <table:table-cell office:value-type="float" office:value="0.0"/>
          <table:table-cell office:value-type="float" office:value="2374.0"/>
          <table:table-cell office:value-type="float" office:value="1132663.0"/>
          <table:table-cell office:value-type="float" office:value="7458207.0"/>
          <table:table-cell office:value-type="float" office:value="537864.0"/>
          <table:table-cell office:value-type="float" office:value="1968622.0"/>
          <table:table-cell office:value-type="float" office:value="4833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.7673"/>
          <table:table-cell office:value-type="float" office:value="15.13"/>
          <table:table-cell office:value-type="float" office:value="9.75"/>
          <table:table-cell office:value-type="float" office:value="1.0"/>
          <table:table-cell office:value-type="float" office:value="0.0"/>
          <table:table-cell office:value-type="float" office:value="32.0"/>
          <table:table-cell office:value-type="float" office:value="8406.0"/>
          <table:table-cell office:value-type="float" office:value="188599.0"/>
          <table:table-cell office:value-type="float" office:value="537864.0"/>
          <table:table-cell office:value-type="float" office:value="1968622.0"/>
          <table:table-cell office:value-type="float" office:value="4815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.2153"/>
          <table:table-cell office:value-type="float" office:value="12.664"/>
          <table:table-cell office:value-type="float" office:value="9.61"/>
          <table:table-cell office:value-type="float" office:value="0.0"/>
          <table:table-cell office:value-type="float" office:value="0.0"/>
          <table:table-cell office:value-type="float" office:value="92.0"/>
          <table:table-cell office:value-type="float" office:value="22581.0"/>
          <table:table-cell office:value-type="float" office:value="270499.0"/>
          <table:table-cell office:value-type="float" office:value="368305.0"/>
          <table:table-cell office:value-type="float" office:value="1415510.0"/>
          <table:table-cell office:value-type="float" office:value="30842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77.3404"/>
          <table:table-cell office:value-type="float" office:value="76.753"/>
          <table:table-cell office:value-type="float" office:value="71.33"/>
          <table:table-cell office:value-type="float" office:value="0.0"/>
          <table:table-cell office:value-type="float" office:value="0.0"/>
          <table:table-cell office:value-type="float" office:value="381.0"/>
          <table:table-cell office:value-type="float" office:value="138950.0"/>
          <table:table-cell office:value-type="float" office:value="1037249.0"/>
          <table:table-cell office:value-type="float" office:value="590948.0"/>
          <table:table-cell office:value-type="float" office:value="2176347.0"/>
          <table:table-cell office:value-type="float" office:value="5076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.1892"/>
          <table:table-cell office:value-type="float" office:value="33.556"/>
          <table:table-cell office:value-type="float" office:value="27.94"/>
          <table:table-cell office:value-type="float" office:value="0.0"/>
          <table:table-cell office:value-type="float" office:value="0.0"/>
          <table:table-cell office:value-type="float" office:value="219.0"/>
          <table:table-cell office:value-type="float" office:value="61678.0"/>
          <table:table-cell office:value-type="float" office:value="319889.0"/>
          <table:table-cell office:value-type="float" office:value="590948.0"/>
          <table:table-cell office:value-type="float" office:value="2176347.0"/>
          <table:table-cell office:value-type="float" office:value="5100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18272"/>
          <table:table-cell office:value-type="float" office:value="3.559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9.0"/>
          <table:table-cell office:value-type="float" office:value="2417.0"/>
          <table:table-cell office:value-type="float" office:value="421387.0"/>
          <table:table-cell office:value-type="float" office:value="1623479.0"/>
          <table:table-cell office:value-type="float" office:value="3342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148.005"/>
          <table:table-cell office:value-type="float" office:value="147.415"/>
          <table:table-cell office:value-type="float" office:value="141.99"/>
          <table:table-cell office:value-type="float" office:value="0.0"/>
          <table:table-cell office:value-type="float" office:value="0.0"/>
          <table:table-cell office:value-type="float" office:value="765.0"/>
          <table:table-cell office:value-type="float" office:value="294870.0"/>
          <table:table-cell office:value-type="float" office:value="2213761.0"/>
          <table:table-cell office:value-type="float" office:value="590948.0"/>
          <table:table-cell office:value-type="float" office:value="2176347.0"/>
          <table:table-cell office:value-type="float" office:value="5100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5812"/>
          <table:table-cell office:value-type="float" office:value="13.923"/>
          <table:table-cell office:value-type="float" office:value="8.26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7011.0"/>
          <table:table-cell office:value-type="float" office:value="111250.0"/>
          <table:table-cell office:value-type="float" office:value="590948.0"/>
          <table:table-cell office:value-type="float" office:value="2176347.0"/>
          <table:table-cell office:value-type="float" office:value="5084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.0537"/>
          <table:table-cell office:value-type="float" office:value="28.471"/>
          <table:table-cell office:value-type="float" office:value="24.95"/>
          <table:table-cell office:value-type="float" office:value="1.0"/>
          <table:table-cell office:value-type="float" office:value="0.0"/>
          <table:table-cell office:value-type="float" office:value="125.0"/>
          <table:table-cell office:value-type="float" office:value="28604.0"/>
          <table:table-cell office:value-type="float" office:value="875129.0"/>
          <table:table-cell office:value-type="float" office:value="421387.0"/>
          <table:table-cell office:value-type="float" office:value="1623479.0"/>
          <table:table-cell office:value-type="float" office:value="3331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77.9643"/>
          <table:table-cell office:value-type="float" office:value="77.353"/>
          <table:table-cell office:value-type="float" office:value="71.57"/>
          <table:table-cell office:value-type="float" office:value="0.0"/>
          <table:table-cell office:value-type="float" office:value="0.0"/>
          <table:table-cell office:value-type="float" office:value="316.0"/>
          <table:table-cell office:value-type="float" office:value="116942.0"/>
          <table:table-cell office:value-type="float" office:value="1067516.0"/>
          <table:table-cell office:value-type="float" office:value="590948.0"/>
          <table:table-cell office:value-type="float" office:value="2176348.0"/>
          <table:table-cell office:value-type="float" office:value="5095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51196"/>
          <table:table-cell office:value-type="float" office:value="8.832"/>
          <table:table-cell office:value-type="float" office:value="3.2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207.0"/>
          <table:table-cell office:value-type="float" office:value="46106.0"/>
          <table:table-cell office:value-type="float" office:value="590948.0"/>
          <table:table-cell office:value-type="float" office:value="2176348.0"/>
          <table:table-cell office:value-type="float" office:value="5100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.127"/>
          <table:table-cell office:value-type="float" office:value="25.553"/>
          <table:table-cell office:value-type="float" office:value="22.05"/>
          <table:table-cell office:value-type="float" office:value="1.0"/>
          <table:table-cell office:value-type="float" office:value="0.0"/>
          <table:table-cell office:value-type="float" office:value="120.0"/>
          <table:table-cell office:value-type="float" office:value="30175.0"/>
          <table:table-cell office:value-type="float" office:value="847509.0"/>
          <table:table-cell office:value-type="float" office:value="421387.0"/>
          <table:table-cell office:value-type="float" office:value="1623480.0"/>
          <table:table-cell office:value-type="float" office:value="3346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718.356"/>
          <table:table-cell office:value-type="float" office:value="717.783"/>
          <table:table-cell office:value-type="float" office:value="711.73"/>
          <table:table-cell office:value-type="float" office:value="0.0"/>
          <table:table-cell office:value-type="float" office:value="0.0"/>
          <table:table-cell office:value-type="float" office:value="2620.0"/>
          <table:table-cell office:value-type="float" office:value="1248096.0"/>
          <table:table-cell office:value-type="float" office:value="6825027.0"/>
          <table:table-cell office:value-type="float" office:value="590948.0"/>
          <table:table-cell office:value-type="float" office:value="2176349.0"/>
          <table:table-cell office:value-type="float" office:value="5095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.0097"/>
          <table:table-cell office:value-type="float" office:value="52.443"/>
          <table:table-cell office:value-type="float" office:value="46.86"/>
          <table:table-cell office:value-type="float" office:value="0.0"/>
          <table:table-cell office:value-type="float" office:value="0.0"/>
          <table:table-cell office:value-type="float" office:value="325.0"/>
          <table:table-cell office:value-type="float" office:value="112427.0"/>
          <table:table-cell office:value-type="float" office:value="511791.0"/>
          <table:table-cell office:value-type="float" office:value="590948.0"/>
          <table:table-cell office:value-type="float" office:value="2176349.0"/>
          <table:table-cell office:value-type="float" office:value="5100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.9715"/>
          <table:table-cell office:value-type="float" office:value="44.453"/>
          <table:table-cell office:value-type="float" office:value="40.97"/>
          <table:table-cell office:value-type="float" office:value="1.0"/>
          <table:table-cell office:value-type="float" office:value="0.0"/>
          <table:table-cell office:value-type="float" office:value="175.0"/>
          <table:table-cell office:value-type="float" office:value="47016.0"/>
          <table:table-cell office:value-type="float" office:value="1642559.0"/>
          <table:table-cell office:value-type="float" office:value="421387.0"/>
          <table:table-cell office:value-type="float" office:value="1623481.0"/>
          <table:table-cell office:value-type="float" office:value="33184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54.4124"/>
          <table:table-cell office:value-type="float" office:value="53.822"/>
          <table:table-cell office:value-type="float" office:value="48.22"/>
          <table:table-cell office:value-type="float" office:value="0.0"/>
          <table:table-cell office:value-type="float" office:value="0.0"/>
          <table:table-cell office:value-type="float" office:value="253.0"/>
          <table:table-cell office:value-type="float" office:value="83557.0"/>
          <table:table-cell office:value-type="float" office:value="810904.0"/>
          <table:table-cell office:value-type="float" office:value="590948.0"/>
          <table:table-cell office:value-type="float" office:value="2176349.0"/>
          <table:table-cell office:value-type="float" office:value="5076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.7808"/>
          <table:table-cell office:value-type="float" office:value="44.226"/>
          <table:table-cell office:value-type="float" office:value="38.63"/>
          <table:table-cell office:value-type="float" office:value="0.0"/>
          <table:table-cell office:value-type="float" office:value="0.0"/>
          <table:table-cell office:value-type="float" office:value="270.0"/>
          <table:table-cell office:value-type="float" office:value="94292.0"/>
          <table:table-cell office:value-type="float" office:value="438406.0"/>
          <table:table-cell office:value-type="float" office:value="590948.0"/>
          <table:table-cell office:value-type="float" office:value="2176349.0"/>
          <table:table-cell office:value-type="float" office:value="5100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.7453"/>
          <table:table-cell office:value-type="float" office:value="33.158"/>
          <table:table-cell office:value-type="float" office:value="29.78"/>
          <table:table-cell office:value-type="float" office:value="1.0"/>
          <table:table-cell office:value-type="float" office:value="0.0"/>
          <table:table-cell office:value-type="float" office:value="141.0"/>
          <table:table-cell office:value-type="float" office:value="39600.0"/>
          <table:table-cell office:value-type="float" office:value="1107909.0"/>
          <table:table-cell office:value-type="float" office:value="421387.0"/>
          <table:table-cell office:value-type="float" office:value="1623481.0"/>
          <table:table-cell office:value-type="float" office:value="3346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38.6797"/>
          <table:table-cell office:value-type="float" office:value="38.276"/>
          <table:table-cell office:value-type="float" office:value="36.05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90865.0"/>
          <table:table-cell office:value-type="float" office:value="604753.0"/>
          <table:table-cell office:value-type="float" office:value="218081.0"/>
          <table:table-cell office:value-type="float" office:value="770128.0"/>
          <table:table-cell office:value-type="float" office:value="2675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6.794"/>
          <table:table-cell office:value-type="float" office:value="296.432"/>
          <table:table-cell office:value-type="float" office:value="294.08"/>
          <table:table-cell office:value-type="float" office:value="0.0"/>
          <table:table-cell office:value-type="float" office:value="0.0"/>
          <table:table-cell office:value-type="float" office:value="2043.0"/>
          <table:table-cell office:value-type="float" office:value="823459.0"/>
          <table:table-cell office:value-type="float" office:value="2975669.0"/>
          <table:table-cell office:value-type="float" office:value="218081.0"/>
          <table:table-cell office:value-type="float" office:value="770128.0"/>
          <table:table-cell office:value-type="float" office:value="2638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95904"/>
          <table:table-cell office:value-type="float" office:value="1.573"/>
          <table:table-cell office:value-type="float" office:value="0.44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354.0"/>
          <table:table-cell office:value-type="float" office:value="32387.0"/>
          <table:table-cell office:value-type="float" office:value="125909.0"/>
          <table:table-cell office:value-type="float" office:value="472092.0"/>
          <table:table-cell office:value-type="float" office:value="1771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48.9683"/>
          <table:table-cell office:value-type="float" office:value="48.565"/>
          <table:table-cell office:value-type="float" office:value="46.35"/>
          <table:table-cell office:value-type="float" office:value="0.0"/>
          <table:table-cell office:value-type="float" office:value="0.0"/>
          <table:table-cell office:value-type="float" office:value="378.0"/>
          <table:table-cell office:value-type="float" office:value="129738.0"/>
          <table:table-cell office:value-type="float" office:value="827781.0"/>
          <table:table-cell office:value-type="float" office:value="218081.0"/>
          <table:table-cell office:value-type="float" office:value="770128.0"/>
          <table:table-cell office:value-type="float" office:value="2675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96435"/>
          <table:table-cell office:value-type="float" office:value="2.519"/>
          <table:table-cell office:value-type="float" office:value="0.27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29.0"/>
          <table:table-cell office:value-type="float" office:value="5290.0"/>
          <table:table-cell office:value-type="float" office:value="218081.0"/>
          <table:table-cell office:value-type="float" office:value="770128.0"/>
          <table:table-cell office:value-type="float" office:value="2646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56689"/>
          <table:table-cell office:value-type="float" office:value="1.197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1336.0"/>
          <table:table-cell office:value-type="float" office:value="125909.0"/>
          <table:table-cell office:value-type="float" office:value="472092.0"/>
          <table:table-cell office:value-type="float" office:value="17529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34.6644"/>
          <table:table-cell office:value-type="float" office:value="34.242"/>
          <table:table-cell office:value-type="float" office:value="32.11"/>
          <table:table-cell office:value-type="float" office:value="0.0"/>
          <table:table-cell office:value-type="float" office:value="0.0"/>
          <table:table-cell office:value-type="float" office:value="245.0"/>
          <table:table-cell office:value-type="float" office:value="77271.0"/>
          <table:table-cell office:value-type="float" office:value="572203.0"/>
          <table:table-cell office:value-type="float" office:value="218081.0"/>
          <table:table-cell office:value-type="float" office:value="770128.0"/>
          <table:table-cell office:value-type="float" office:value="2649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70981"/>
          <table:table-cell office:value-type="float" office:value="3.263"/>
          <table:table-cell office:value-type="float" office:value="1.04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450.0"/>
          <table:table-cell office:value-type="float" office:value="16994.0"/>
          <table:table-cell office:value-type="float" office:value="218081.0"/>
          <table:table-cell office:value-type="float" office:value="770128.0"/>
          <table:table-cell office:value-type="float" office:value="265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5508"/>
          <table:table-cell office:value-type="float" office:value="1.122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259.0"/>
          <table:table-cell office:value-type="float" office:value="125909.0"/>
          <table:table-cell office:value-type="float" office:value="472092.0"/>
          <table:table-cell office:value-type="float" office:value="1777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62.2985"/>
          <table:table-cell office:value-type="float" office:value="61.926"/>
          <table:table-cell office:value-type="float" office:value="59.64"/>
          <table:table-cell office:value-type="float" office:value="0.0"/>
          <table:table-cell office:value-type="float" office:value="0.0"/>
          <table:table-cell office:value-type="float" office:value="508.0"/>
          <table:table-cell office:value-type="float" office:value="173667.0"/>
          <table:table-cell office:value-type="float" office:value="791759.0"/>
          <table:table-cell office:value-type="float" office:value="218081.0"/>
          <table:table-cell office:value-type="float" office:value="770128.0"/>
          <table:table-cell office:value-type="float" office:value="2663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9265"/>
          <table:table-cell office:value-type="float" office:value="2.906"/>
          <table:table-cell office:value-type="float" office:value="0.65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706.0"/>
          <table:table-cell office:value-type="float" office:value="8780.0"/>
          <table:table-cell office:value-type="float" office:value="218081.0"/>
          <table:table-cell office:value-type="float" office:value="770128.0"/>
          <table:table-cell office:value-type="float" office:value="2675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66535"/>
          <table:table-cell office:value-type="float" office:value="2.246"/>
          <table:table-cell office:value-type="float" office:value="1.13"/>
          <table:table-cell office:value-type="float" office:value="1.0"/>
          <table:table-cell office:value-type="float" office:value="0.0"/>
          <table:table-cell office:value-type="float" office:value="38.0"/>
          <table:table-cell office:value-type="float" office:value="7374.0"/>
          <table:table-cell office:value-type="float" office:value="99358.0"/>
          <table:table-cell office:value-type="float" office:value="125909.0"/>
          <table:table-cell office:value-type="float" office:value="472092.0"/>
          <table:table-cell office:value-type="float" office:value="17645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31.8002"/>
          <table:table-cell office:value-type="float" office:value="31.374"/>
          <table:table-cell office:value-type="float" office:value="29.12"/>
          <table:table-cell office:value-type="float" office:value="0.0"/>
          <table:table-cell office:value-type="float" office:value="0.0"/>
          <table:table-cell office:value-type="float" office:value="219.0"/>
          <table:table-cell office:value-type="float" office:value="71333.0"/>
          <table:table-cell office:value-type="float" office:value="543688.0"/>
          <table:table-cell office:value-type="float" office:value="218081.0"/>
          <table:table-cell office:value-type="float" office:value="770128.0"/>
          <table:table-cell office:value-type="float" office:value="2644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99492"/>
          <table:table-cell office:value-type="float" office:value="4.576"/>
          <table:table-cell office:value-type="float" office:value="2.25"/>
          <table:table-cell office:value-type="float" office:value="1.0"/>
          <table:table-cell office:value-type="float" office:value="0.0"/>
          <table:table-cell office:value-type="float" office:value="21.0"/>
          <table:table-cell office:value-type="float" office:value="4389.0"/>
          <table:table-cell office:value-type="float" office:value="34553.0"/>
          <table:table-cell office:value-type="float" office:value="218081.0"/>
          <table:table-cell office:value-type="float" office:value="770128.0"/>
          <table:table-cell office:value-type="float" office:value="2675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34042"/>
          <table:table-cell office:value-type="float" office:value="3.9"/>
          <table:table-cell office:value-type="float" office:value="2.83"/>
          <table:table-cell office:value-type="float" office:value="1.0"/>
          <table:table-cell office:value-type="float" office:value="0.0"/>
          <table:table-cell office:value-type="float" office:value="61.0"/>
          <table:table-cell office:value-type="float" office:value="12608.0"/>
          <table:table-cell office:value-type="float" office:value="223407.0"/>
          <table:table-cell office:value-type="float" office:value="125909.0"/>
          <table:table-cell office:value-type="float" office:value="472092.0"/>
          <table:table-cell office:value-type="float" office:value="1777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147.152"/>
          <table:table-cell office:value-type="float" office:value="146.594"/>
          <table:table-cell office:value-type="float" office:value="141.58"/>
          <table:table-cell office:value-type="float" office:value="0.0"/>
          <table:table-cell office:value-type="float" office:value="0.0"/>
          <table:table-cell office:value-type="float" office:value="619.0"/>
          <table:table-cell office:value-type="float" office:value="245149.0"/>
          <table:table-cell office:value-type="float" office:value="2038685.0"/>
          <table:table-cell office:value-type="float" office:value="509535.0"/>
          <table:table-cell office:value-type="float" office:value="1856906.0"/>
          <table:table-cell office:value-type="float" office:value="4686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.5901"/>
          <table:table-cell office:value-type="float" office:value="22.104"/>
          <table:table-cell office:value-type="float" office:value="17.39"/>
          <table:table-cell office:value-type="float" office:value="0.0"/>
          <table:table-cell office:value-type="float" office:value="0.0"/>
          <table:table-cell office:value-type="float" office:value="188.0"/>
          <table:table-cell office:value-type="float" office:value="53036.0"/>
          <table:table-cell office:value-type="float" office:value="232851.0"/>
          <table:table-cell office:value-type="float" office:value="509535.0"/>
          <table:table-cell office:value-type="float" office:value="1856906.0"/>
          <table:table-cell office:value-type="float" office:value="4679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.1534"/>
          <table:table-cell office:value-type="float" office:value="28.755"/>
          <table:table-cell office:value-type="float" office:value="26.1"/>
          <table:table-cell office:value-type="float" office:value="1.0"/>
          <table:table-cell office:value-type="float" office:value="0.0"/>
          <table:table-cell office:value-type="float" office:value="156.0"/>
          <table:table-cell office:value-type="float" office:value="42584.0"/>
          <table:table-cell office:value-type="float" office:value="1126366.0"/>
          <table:table-cell office:value-type="float" office:value="339967.0"/>
          <table:table-cell office:value-type="float" office:value="1304162.0"/>
          <table:table-cell office:value-type="float" office:value="2930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80.5201"/>
          <table:table-cell office:value-type="float" office:value="79.911"/>
          <table:table-cell office:value-type="float" office:value="71.03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92812.0"/>
          <table:table-cell office:value-type="float" office:value="809746.0"/>
          <table:table-cell office:value-type="float" office:value="509535.0"/>
          <table:table-cell office:value-type="float" office:value="1856905.0"/>
          <table:table-cell office:value-type="float" office:value="4701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.1883"/>
          <table:table-cell office:value-type="float" office:value="25.703"/>
          <table:table-cell office:value-type="float" office:value="20.25"/>
          <table:table-cell office:value-type="float" office:value="0.0"/>
          <table:table-cell office:value-type="float" office:value="0.0"/>
          <table:table-cell office:value-type="float" office:value="143.0"/>
          <table:table-cell office:value-type="float" office:value="45265.0"/>
          <table:table-cell office:value-type="float" office:value="215371.0"/>
          <table:table-cell office:value-type="float" office:value="509535.0"/>
          <table:table-cell office:value-type="float" office:value="1856905.0"/>
          <table:table-cell office:value-type="float" office:value="469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42965"/>
          <table:table-cell office:value-type="float" office:value="4.048"/>
          <table:table-cell office:value-type="float" office:value="1.3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345.0"/>
          <table:table-cell office:value-type="float" office:value="66413.0"/>
          <table:table-cell office:value-type="float" office:value="339967.0"/>
          <table:table-cell office:value-type="float" office:value="1304161.0"/>
          <table:table-cell office:value-type="float" office:value="2930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57.5238"/>
          <table:table-cell office:value-type="float" office:value="57.014"/>
          <table:table-cell office:value-type="float" office:value="51.79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86433.0"/>
          <table:table-cell office:value-type="float" office:value="937372.0"/>
          <table:table-cell office:value-type="float" office:value="509535.0"/>
          <table:table-cell office:value-type="float" office:value="1856905.0"/>
          <table:table-cell office:value-type="float" office:value="4676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0.8767"/>
          <table:table-cell office:value-type="float" office:value="80.349"/>
          <table:table-cell office:value-type="float" office:value="74.9"/>
          <table:table-cell office:value-type="float" office:value="1.0"/>
          <table:table-cell office:value-type="float" office:value="0.0"/>
          <table:table-cell office:value-type="float" office:value="381.0"/>
          <table:table-cell office:value-type="float" office:value="152375.0"/>
          <table:table-cell office:value-type="float" office:value="1450272.0"/>
          <table:table-cell office:value-type="float" office:value="509535.0"/>
          <table:table-cell office:value-type="float" office:value="1856905.0"/>
          <table:table-cell office:value-type="float" office:value="4673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.0273"/>
          <table:table-cell office:value-type="float" office:value="34.665"/>
          <table:table-cell office:value-type="float" office:value="32.04"/>
          <table:table-cell office:value-type="float" office:value="1.0"/>
          <table:table-cell office:value-type="float" office:value="0.0"/>
          <table:table-cell office:value-type="float" office:value="179.0"/>
          <table:table-cell office:value-type="float" office:value="50388.0"/>
          <table:table-cell office:value-type="float" office:value="1380762.0"/>
          <table:table-cell office:value-type="float" office:value="339967.0"/>
          <table:table-cell office:value-type="float" office:value="1304161.0"/>
          <table:table-cell office:value-type="float" office:value="2937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496.097"/>
          <table:table-cell office:value-type="float" office:value="495.458"/>
          <table:table-cell office:value-type="float" office:value="490.46"/>
          <table:table-cell office:value-type="float" office:value="0.0"/>
          <table:table-cell office:value-type="float" office:value="0.0"/>
          <table:table-cell office:value-type="float" office:value="2211.0"/>
          <table:table-cell office:value-type="float" office:value="1066387.0"/>
          <table:table-cell office:value-type="float" office:value="5015064.0"/>
          <table:table-cell office:value-type="float" office:value="509535.0"/>
          <table:table-cell office:value-type="float" office:value="1856905.0"/>
          <table:table-cell office:value-type="float" office:value="4659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29831"/>
          <table:table-cell office:value-type="float" office:value="8.759"/>
          <table:table-cell office:value-type="float" office:value="3.38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2233.0"/>
          <table:table-cell office:value-type="float" office:value="117834.0"/>
          <table:table-cell office:value-type="float" office:value="509535.0"/>
          <table:table-cell office:value-type="float" office:value="1856905.0"/>
          <table:table-cell office:value-type="float" office:value="4701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.8765"/>
          <table:table-cell office:value-type="float" office:value="29.472"/>
          <table:table-cell office:value-type="float" office:value="26.68"/>
          <table:table-cell office:value-type="float" office:value="1.0"/>
          <table:table-cell office:value-type="float" office:value="0.0"/>
          <table:table-cell office:value-type="float" office:value="157.0"/>
          <table:table-cell office:value-type="float" office:value="46322.0"/>
          <table:table-cell office:value-type="float" office:value="1180353.0"/>
          <table:table-cell office:value-type="float" office:value="339967.0"/>
          <table:table-cell office:value-type="float" office:value="1304161.0"/>
          <table:table-cell office:value-type="float" office:value="29307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107.917"/>
          <table:table-cell office:value-type="float" office:value="107.354"/>
          <table:table-cell office:value-type="float" office:value="102.33"/>
          <table:table-cell office:value-type="float" office:value="0.0"/>
          <table:table-cell office:value-type="float" office:value="0.0"/>
          <table:table-cell office:value-type="float" office:value="510.0"/>
          <table:table-cell office:value-type="float" office:value="194990.0"/>
          <table:table-cell office:value-type="float" office:value="1577485.0"/>
          <table:table-cell office:value-type="float" office:value="509535.0"/>
          <table:table-cell office:value-type="float" office:value="1856907.0"/>
          <table:table-cell office:value-type="float" office:value="4692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0.046"/>
          <table:table-cell office:value-type="float" office:value="109.579"/>
          <table:table-cell office:value-type="float" office:value="105.0"/>
          <table:table-cell office:value-type="float" office:value="1.0"/>
          <table:table-cell office:value-type="float" office:value="0.0"/>
          <table:table-cell office:value-type="float" office:value="643.0"/>
          <table:table-cell office:value-type="float" office:value="243157.0"/>
          <table:table-cell office:value-type="float" office:value="1949736.0"/>
          <table:table-cell office:value-type="float" office:value="509535.0"/>
          <table:table-cell office:value-type="float" office:value="1856907.0"/>
          <table:table-cell office:value-type="float" office:value="4655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7.8225"/>
          <table:table-cell office:value-type="float" office:value="27.308"/>
          <table:table-cell office:value-type="float" office:value="24.94"/>
          <table:table-cell office:value-type="float" office:value="1.0"/>
          <table:table-cell office:value-type="float" office:value="0.0"/>
          <table:table-cell office:value-type="float" office:value="166.0"/>
          <table:table-cell office:value-type="float" office:value="45176.0"/>
          <table:table-cell office:value-type="float" office:value="1210237.0"/>
          <table:table-cell office:value-type="float" office:value="339967.0"/>
          <table:table-cell office:value-type="float" office:value="1304163.0"/>
          <table:table-cell office:value-type="float" office:value="29307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2.10588"/>
          <table:table-cell office:value-type="float" office:value="1.801"/>
          <table:table-cell office:value-type="float" office:value="0.93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554.0"/>
          <table:table-cell office:value-type="float" office:value="35391.0"/>
          <table:table-cell office:value-type="float" office:value="81826.0"/>
          <table:table-cell office:value-type="float" office:value="283528.0"/>
          <table:table-cell office:value-type="float" office:value="1594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20754"/>
          <table:table-cell office:value-type="float" office:value="0.841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609.0"/>
          <table:table-cell office:value-type="float" office:value="81826.0"/>
          <table:table-cell office:value-type="float" office:value="283528.0"/>
          <table:table-cell office:value-type="float" office:value="1593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06383"/>
          <table:table-cell office:value-type="float" office:value="0.46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0.0"/>
          <table:table-cell office:value-type="float" office:value="50877.0"/>
          <table:table-cell office:value-type="float" office:value="181577.0"/>
          <table:table-cell office:value-type="float" office:value="1185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4518"/>
          <table:table-cell office:value-type="float" office:value="1.118"/>
          <table:table-cell office:value-type="float" office:value="0.35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939.0"/>
          <table:table-cell office:value-type="float" office:value="16635.0"/>
          <table:table-cell office:value-type="float" office:value="81826.0"/>
          <table:table-cell office:value-type="float" office:value="283528.0"/>
          <table:table-cell office:value-type="float" office:value="1603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26566"/>
          <table:table-cell office:value-type="float" office:value="0.866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944.0"/>
          <table:table-cell office:value-type="float" office:value="81826.0"/>
          <table:table-cell office:value-type="float" office:value="283528.0"/>
          <table:table-cell office:value-type="float" office:value="1613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17035"/>
          <table:table-cell office:value-type="float" office:value="0.48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88.0"/>
          <table:table-cell office:value-type="float" office:value="50877.0"/>
          <table:table-cell office:value-type="float" office:value="181577.0"/>
          <table:table-cell office:value-type="float" office:value="1265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.27967"/>
          <table:table-cell office:value-type="float" office:value="0.9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699.0"/>
          <table:table-cell office:value-type="float" office:value="81826.0"/>
          <table:table-cell office:value-type="float" office:value="283528.0"/>
          <table:table-cell office:value-type="float" office:value="1610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24703"/>
          <table:table-cell office:value-type="float" office:value="0.89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12.0"/>
          <table:table-cell office:value-type="float" office:value="81826.0"/>
          <table:table-cell office:value-type="float" office:value="283528.0"/>
          <table:table-cell office:value-type="float" office:value="1622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16335"/>
          <table:table-cell office:value-type="float" office:value="0.47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8.0"/>
          <table:table-cell office:value-type="float" office:value="50877.0"/>
          <table:table-cell office:value-type="float" office:value="181577.0"/>
          <table:table-cell office:value-type="float" office:value="12895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.27274"/>
          <table:table-cell office:value-type="float" office:value="0.968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2.0"/>
          <table:table-cell office:value-type="float" office:value="1212.0"/>
          <table:table-cell office:value-type="float" office:value="81826.0"/>
          <table:table-cell office:value-type="float" office:value="283528.0"/>
          <table:table-cell office:value-type="float" office:value="1618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27109"/>
          <table:table-cell office:value-type="float" office:value="0.9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9.0"/>
          <table:table-cell office:value-type="float" office:value="81826.0"/>
          <table:table-cell office:value-type="float" office:value="283528.0"/>
          <table:table-cell office:value-type="float" office:value="1603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03706"/>
          <table:table-cell office:value-type="float" office:value="0.4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6.0"/>
          <table:table-cell office:value-type="float" office:value="50877.0"/>
          <table:table-cell office:value-type="float" office:value="181577.0"/>
          <table:table-cell office:value-type="float" office:value="1248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24202"/>
          <table:table-cell office:value-type="float" office:value="0.876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1733.0"/>
          <table:table-cell office:value-type="float" office:value="81826.0"/>
          <table:table-cell office:value-type="float" office:value="283528.0"/>
          <table:table-cell office:value-type="float" office:value="1603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27987"/>
          <table:table-cell office:value-type="float" office:value="0.87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612.0"/>
          <table:table-cell office:value-type="float" office:value="81826.0"/>
          <table:table-cell office:value-type="float" office:value="283528.0"/>
          <table:table-cell office:value-type="float" office:value="1603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99487"/>
          <table:table-cell office:value-type="float" office:value="0.47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0.0"/>
          <table:table-cell office:value-type="float" office:value="50877.0"/>
          <table:table-cell office:value-type="float" office:value="181577.0"/>
          <table:table-cell office:value-type="float" office:value="1248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